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13.39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Coter</text:p>
          </table:table-cell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Base de donne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Base de donne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Base de donne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Liantso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geAcceuil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Base de donne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geAcceuil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bleau de Bord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Statistique de nombre d’utilisateur et d’argent rentrant par moi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Insertion de Pl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Insertion de Spor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Insertion de Regim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Suprimer Pl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Suprimer Spor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Suprimer Regim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Modifier Pl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Modifier Spor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Modifier Regim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ack-Office</text:p>
          </table:table-cell>
          <table:table-cell office:value-type="string" calcext:value-type="string">
            <text:p>Validation des codes pour le porte monaie de l’us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geAcceuil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Base de donne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Liantso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geAcceuil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rel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Termin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Insertion des critere de l’utilisateur pour les sugestions de regim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Affichage des sugestions de regime possible par rapport aux critere de l’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Affichage liste des codes et l’argent qui se relie avec cette cod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re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yement</text:p>
          </table:table-cell>
          <table:table-cell office:value-type="string" calcext:value-type="string">
            <text:p>Front-Office</text:p>
          </table:table-cell>
          <table:table-cell/>
          <table:table-cell office:value-type="string" calcext:value-type="string">
            <text:p>Metier</text:p>
          </table:table-cell>
          <table:table-cell office:value-type="string" calcext:value-type="string">
            <text:p>Liantso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ront-Office</text:p>
          </table:table-cell>
          <table:table-cell office:value-type="string" calcext:value-type="string">
            <text:p>Export/Import des sugestion de regime fournit par le system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re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Non Termi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1T03:41:42.596000000</dc:date>
    <meta:editing-duration>PT12M26S</meta:editing-duration>
    <meta:editing-cycles>3</meta:editing-cycles>
    <meta:generator>LibreOffice/7.2.4.1$Windows_X86_64 LibreOffice_project/27d75539669ac387bb498e35313b970b7fe9c4f9</meta:generator>
    <meta:document-statistic meta:table-count="1" meta:cell-count="329" meta:object-count="0"/>
  </office:meta>
</office:document-meta>
</file>